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DejaVu Serif Condensed" svg:font-family="'DejaVu Serif Condensed'" style:font-adornments="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a408" officeooo:paragraph-rsid="0014a408"/>
    </style:style>
    <style:style style:name="P2" style:family="paragraph" style:parent-style-name="First_20_line_20_indent">
      <style:text-properties officeooo:paragraph-rsid="00152e96"/>
    </style:style>
    <style:style style:name="P3" style:family="paragraph" style:parent-style-name="First_20_line_20_indent">
      <style:text-properties officeooo:rsid="0029c19b" officeooo:paragraph-rsid="0029c19b"/>
    </style:style>
    <style:style style:name="P4" style:family="paragraph" style:parent-style-name="First_20_line_20_indent">
      <style:text-properties officeooo:rsid="002c3881" officeooo:paragraph-rsid="002c3881"/>
    </style:style>
    <style:style style:name="P5" style:family="paragraph" style:parent-style-name="First_20_line_20_indent">
      <style:text-properties officeooo:paragraph-rsid="002dae5e"/>
    </style:style>
    <style:style style:name="P6" style:family="paragraph" style:parent-style-name="First_20_line_20_indent">
      <style:text-properties officeooo:rsid="003036b7" officeooo:paragraph-rsid="003036b7"/>
    </style:style>
    <style:style style:name="P7" style:family="paragraph" style:parent-style-name="First_20_line_20_indent">
      <style:text-properties officeooo:rsid="002dae5e" officeooo:paragraph-rsid="002dae5e"/>
    </style:style>
    <style:style style:name="P8" style:family="paragraph" style:parent-style-name="Text_20_body">
      <style:text-properties officeooo:paragraph-rsid="00399bb4"/>
    </style:style>
    <style:style style:name="P9" style:family="paragraph" style:parent-style-name="Text_20_body">
      <style:paragraph-properties fo:text-align="center" style:justify-single-word="false"/>
    </style:style>
    <style:style style:name="P10" style:family="paragraph" style:parent-style-name="Text_20_body">
      <style:text-properties officeooo:paragraph-rsid="003ad544"/>
    </style:style>
    <style:style style:name="P11" style:family="paragraph" style:parent-style-name="Text_20_body">
      <style:text-properties officeooo:paragraph-rsid="003bd6cc"/>
    </style:style>
    <style:style style:name="P12" style:family="paragraph" style:parent-style-name="Heading_20_1">
      <style:paragraph-properties fo:text-align="center" style:justify-single-word="false"/>
      <style:text-properties officeooo:paragraph-rsid="003ad544"/>
    </style:style>
    <style:style style:name="P13" style:family="paragraph" style:parent-style-name="First_20_line_20_indent">
      <style:text-properties officeooo:rsid="002807da" officeooo:paragraph-rsid="00378acf"/>
    </style:style>
    <style:style style:name="P14" style:family="paragraph" style:parent-style-name="First_20_line_20_indent">
      <style:text-properties officeooo:rsid="00378acf" officeooo:paragraph-rsid="00389e86"/>
    </style:style>
    <style:style style:name="P15" style:family="paragraph" style:parent-style-name="First_20_line_20_indent">
      <style:text-properties officeooo:rsid="00389e86" officeooo:paragraph-rsid="00389e86"/>
    </style:style>
    <style:style style:name="P16" style:family="paragraph" style:parent-style-name="First_20_line_20_indent">
      <style:text-properties officeooo:rsid="0039127f" officeooo:paragraph-rsid="0039127f"/>
    </style:style>
    <style:style style:name="P17" style:family="paragraph" style:parent-style-name="First_20_line_20_indent">
      <style:text-properties officeooo:rsid="0039127f" officeooo:paragraph-rsid="00399bb4"/>
    </style:style>
    <style:style style:name="P18" style:family="paragraph" style:parent-style-name="First_20_line_20_indent" style:list-style-name="L1">
      <style:text-properties officeooo:paragraph-rsid="00399bb4"/>
    </style:style>
    <style:style style:name="P19" style:family="paragraph" style:parent-style-name="First_20_line_20_indent">
      <style:text-properties officeooo:rsid="00399bb4" officeooo:paragraph-rsid="00399bb4"/>
    </style:style>
    <style:style style:name="P20" style:family="paragraph" style:parent-style-name="First_20_line_20_indent">
      <style:text-properties officeooo:paragraph-rsid="001b6456"/>
    </style:style>
    <style:style style:name="P21" style:family="paragraph" style:parent-style-name="First_20_line_20_indent">
      <style:text-properties officeooo:rsid="003ad544" officeooo:paragraph-rsid="003ad544"/>
    </style:style>
    <style:style style:name="P22" style:family="paragraph" style:parent-style-name="First_20_line_20_indent">
      <style:text-properties officeooo:rsid="002dae5e" officeooo:paragraph-rsid="002dae5e"/>
    </style:style>
    <style:style style:name="P23" style:family="paragraph" style:parent-style-name="First_20_line_20_indent">
      <style:paragraph-properties fo:margin-left="0in" fo:margin-right="0in" fo:text-indent="0in" style:auto-text-indent="false"/>
      <style:text-properties officeooo:paragraph-rsid="003036b7"/>
    </style:style>
    <style:style style:name="P24" style:family="paragraph" style:parent-style-name="Heading_20_3">
      <style:paragraph-properties fo:text-align="center" style:justify-single-word="false"/>
    </style:style>
    <style:style style:name="P25" style:family="paragraph" style:parent-style-name="Heading_20_3" style:list-style-name="">
      <style:text-properties officeooo:rsid="003ad544" officeooo:paragraph-rsid="003ad544"/>
    </style:style>
    <style:style style:name="P26" style:family="paragraph" style:parent-style-name="Heading_20_3">
      <style:text-properties officeooo:rsid="003bd6cc" officeooo:paragraph-rsid="003bd6cc"/>
    </style:style>
    <style:style style:name="P27" style:family="paragraph" style:parent-style-name="Heading_20_3">
      <style:paragraph-properties fo:break-before="page"/>
      <style:text-properties officeooo:rsid="003ad544" officeooo:paragraph-rsid="003ad544"/>
    </style:style>
    <style:style style:name="P28" style:family="paragraph" style:parent-style-name="Heading_20_3">
      <style:paragraph-properties fo:margin-left="0in" fo:margin-right="0in" fo:text-indent="0in" style:auto-text-indent="false"/>
      <style:text-properties officeooo:rsid="003bd6cc" officeooo:paragraph-rsid="003bd6cc"/>
    </style:style>
    <style:style style:name="P29" style:family="paragraph" style:parent-style-name="Heading_20_2">
      <style:paragraph-properties fo:text-align="center" style:justify-single-word="false"/>
      <style:text-properties officeooo:paragraph-rsid="003ad544"/>
    </style:style>
    <style:style style:name="P30" style:family="paragraph" style:parent-style-name="Heading_20_5" style:list-style-name="">
      <style:text-properties officeooo:paragraph-rsid="00399bb4"/>
    </style:style>
    <style:style style:name="P31" style:family="paragraph" style:parent-style-name="Heading_20_5">
      <style:text-properties officeooo:rsid="003ad544" officeooo:paragraph-rsid="003ad544"/>
    </style:style>
    <style:style style:name="P32" style:family="paragraph" style:parent-style-name="Heading_20_5">
      <style:paragraph-properties fo:break-before="page"/>
      <style:text-properties officeooo:paragraph-rsid="00399bb4"/>
    </style:style>
    <style:style style:name="T1" style:family="text">
      <style:text-properties officeooo:rsid="0014a5a5"/>
    </style:style>
    <style:style style:name="T2" style:family="text">
      <style:text-properties officeooo:rsid="001998d5"/>
    </style:style>
    <style:style style:name="T3" style:family="text">
      <style:text-properties officeooo:rsid="001b6456"/>
    </style:style>
    <style:style style:name="T4" style:family="text">
      <style:text-properties officeooo:rsid="002807da"/>
    </style:style>
    <style:style style:name="T5" style:family="text">
      <style:text-properties officeooo:rsid="0029c19b"/>
    </style:style>
    <style:style style:name="T6" style:family="text">
      <style:text-properties officeooo:rsid="002b1ff2"/>
    </style:style>
    <style:style style:name="T7" style:family="text">
      <style:text-properties fo:font-weight="normal" style:font-weight-asian="normal" style:font-weight-complex="normal"/>
    </style:style>
    <style:style style:name="T8" style:family="text">
      <style:text-properties officeooo:rsid="002cda0a"/>
    </style:style>
    <style:style style:name="T9" style:family="text">
      <style:text-properties officeooo:rsid="0031b913"/>
    </style:style>
    <style:style style:name="T10" style:family="text">
      <style:text-properties officeooo:rsid="002b1ff2" fo:background-color="#fff200" loext:char-shading-value="0"/>
    </style:style>
    <style:style style:name="T11" style:family="text">
      <style:text-properties officeooo:rsid="002b1ff2" fo:background-color="transparent" loext:char-shading-value="0"/>
    </style:style>
    <style:style style:name="T12" style:family="text">
      <style:text-properties fo:background-color="transparent" loext:char-shading-value="0"/>
    </style:style>
    <style:style style:name="T13" style:family="text">
      <style:text-properties officeooo:rsid="00389e86" fo:background-color="transparent" loext:char-shading-value="0"/>
    </style:style>
    <style:style style:name="T14" style:family="text">
      <style:text-properties officeooo:rsid="0039127f" fo:background-color="transparent" loext:char-shading-value="0"/>
    </style:style>
    <style:style style:name="T15" style:family="text">
      <style:text-properties fo:font-style="italic" officeooo:rsid="00389e86" fo:background-color="transparent" loext:char-shading-value="0" style:font-style-asian="italic" style:font-style-complex="italic"/>
    </style:style>
    <style:style style:name="T16" style:family="text">
      <style:text-properties fo:font-style="italic" officeooo:rsid="0039127f" fo:background-color="transparent" loext:char-shading-value="0" style:font-style-asian="italic" style:font-style-complex="italic"/>
    </style:style>
    <style:style style:name="T17" style:family="text">
      <style:text-properties fo:font-style="italic" fo:font-weight="bold" officeooo:rsid="00389e86" fo:background-color="transparent" loext:char-shading-value="0" style:font-style-asian="italic" style:font-weight-asian="bold" style:font-style-complex="italic" style:font-weight-complex="bold"/>
    </style:style>
    <style:style style:name="T18" style:family="text">
      <style:text-properties fo:font-style="normal" officeooo:rsid="00389e86" fo:background-color="transparent" loext:char-shading-value="0" style:font-style-asian="normal" style:font-style-complex="normal"/>
    </style:style>
    <style:style style:name="T19" style:family="text">
      <style:text-properties fo:font-style="normal" fo:background-color="transparent" loext:char-shading-value="0" style:font-style-asian="normal" style:font-style-complex="normal"/>
    </style:style>
    <style:style style:name="T20" style:family="text">
      <style:text-properties fo:font-style="normal" officeooo:rsid="0039127f" fo:background-color="transparent" loext:char-shading-value="0" style:font-style-asian="normal" style:font-style-complex="normal"/>
    </style:style>
    <style:style style:name="T21" style:family="text">
      <style:text-properties fo:font-style="normal" officeooo:rsid="003ad544" fo:background-color="transparent" loext:char-shading-value="0" style:font-style-asian="normal" style:font-style-complex="normal"/>
    </style:style>
    <style:style style:name="T22" style:family="text">
      <style:text-properties fo:font-style="normal" officeooo:rsid="003bd6cc" fo:background-color="transparent" loext:char-shading-value="0" style:font-style-asian="normal" style:font-style-complex="normal"/>
    </style:style>
    <style:style style:name="T23" style:family="text">
      <style:text-properties fo:font-style="normal" fo:font-weight="bold" officeooo:rsid="00389e86" fo:background-color="transparent" loext:char-shading-value="0" style:font-style-asian="normal" style:font-weight-asian="bold" style:font-style-complex="normal" style:font-weight-complex="bold"/>
    </style:style>
    <style:style style:name="T24" style:family="text">
      <style:text-properties fo:font-style="normal" fo:font-weight="bold" officeooo:rsid="0039127f" fo:background-color="transparent" loext:char-shading-value="0"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COMS W6156 - Topics in Software Engineering</text:h>
      <text:h text:style-name="P29" text:outline-level="2">Spring 2019</text:h>
      <text:h text:style-name="P29" text:outline-level="2"><text:span text:style-name="T3">Preliminary</text:span> <text:span text:style-name="T4">Project Report</text:span></text:h>
      <text:h text:style-name="P24" text:outline-level="3">Bruno Martins - bm2787</text:h>
      <text:p text:style-name="P9"/>
      <text:h text:style-name="Heading_20_3" text:outline-level="3">Introduction</text:h>
      <text:p text:style-name="P1"><text:a xlink:type="simple" xlink:href="https://www.rust-lang.org/" text:style-name="Internet_20_link" text:visited-style-name="Visited_20_Internet_20_Link"/></text:p>
      <text:p text:style-name="P2"><text:a xlink:type="simple" xlink:href="https://www.rust-lang.org/" text:style-name="Internet_20_link" text:visited-style-name="Visited_20_Internet_20_Link">Rust</text:a> is a new <text:span text:style-name="T1">(version 1.0 was released in 2015) </text:span>systems programming language developed by Mozilla as a <text:span text:style-name="T2">fast and </text:span>safe alternative to the dominant C and C++ languages. In their words: "Rust is a systems programming language that runs blazingly fast, prevents almost all crashes, and eliminates data races". While most of the language <text:span text:style-name="T2">features </text:span>borrows judiciously from other languages, there is one central <text:span text:style-name="T1">novel </text:span>feature that <text:span text:style-name="T1">seems to be</text:span> unique to Rust: the <text:a xlink:type="simple" xlink:href="https://doc.rust-lang.org/1.8.0/book/references-and-borrowing.html" text:style-name="Internet_20_link" text:visited-style-name="Visited_20_Internet_20_Link"><text:span text:style-name="T1">b</text:span></text:a><text:a xlink:type="simple" xlink:href="https://doc.rust-lang.org/1.8.0/book/references-and-borrowing.html" text:style-name="Internet_20_link" text:visited-style-name="Visited_20_Internet_20_Link">orrow </text:a><text:a xlink:type="simple" xlink:href="https://doc.rust-lang.org/1.8.0/book/references-and-borrowing.html" text:style-name="Internet_20_link" text:visited-style-name="Visited_20_Internet_20_Link"><text:span text:style-name="T1">c</text:span></text:a><text:a xlink:type="simple" xlink:href="https://doc.rust-lang.org/1.8.0/book/references-and-borrowing.html" text:style-name="Internet_20_link" text:visited-style-name="Visited_20_Internet_20_Link">hecker</text:a>. <text:span text:style-name="T1">The borrow checker</text:span> <text:span text:style-name="T7">statically</text:span> evaluates the ownership and the lifetime of all pieces of data in a <text:s/>program to find<text:span text:style-name="T1"> and prevent entire classes of bugs like data races and use-after-free.</text:span></text:p>
      <text:p text:style-name="P20">My <text:span text:style-name="T4">project </text:span>is <text:span text:style-name="T4">to expand on the work I started for my midterm paper to explore more of Rust's features. I will continue to use the </text:span><text:a xlink:type="simple" xlink:href="https://epics.anl.gov/" text:style-name="Internet_20_link" text:visited-style-name="Visited_20_Internet_20_Link"><text:span text:style-name="T4">EPICS framework</text:span></text:a><text:span text:style-name="T4"> as a source of production-quality code.</text:span></text:p>
      <text:h text:style-name="Heading_20_3" text:outline-level="3">Method</text:h>
      <text:p text:style-name="P8"/>
      <text:p text:style-name="P13">My main goal <text:span text:style-name="T5">is</text:span> to reimplement one of <text:span text:style-name="T5">EPICS' modules. Initially, I had chosen to reimplement </text:span><text:a xlink:type="simple" xlink:href="https://github.com/epics-base/epics-base/tree/7.0/modules/database/src/ioc/dbStatic" text:style-name="Internet_20_link" text:visited-style-name="Visited_20_Internet_20_Link"><text:span text:style-name="T5">dbStatic</text:span></text:a><text:span text:style-name="T5"> (written in C), into Rust. The dbStatic module is responsible for parsing files in a Domain Specific Language and creating corresponding in-memory objects that will be used during the execution of an EPICS IOC (Input/Output Controller) program. This module is relatively self-contained, has a well-defined purpose and a number of test files that can be used to validate the eventual Rust implementation. However, I realized that this module has too many lines of code (6.2 kloc acoording to cloc).</text:span></text:p>
      <text:p text:style-name="P14">Therefore, I chose to implement a different module, <text:a xlink:type="simple" xlink:href="https://github.com/epics-base/epics-base/tree/7.0/modules/libcom/src/iocsh" text:style-name="Internet_20_link" text:visited-style-name="Visited_20_Internet_20_Link"><text:span text:style-name="T11">i</text:span></text:a><text:a xlink:type="simple" xlink:href="https://github.com/epics-base/epics-base/tree/7.0/modules/libcom/src/iocsh" text:style-name="Internet_20_link" text:visited-style-name="Visited_20_Internet_20_Link"><text:span text:style-name="T11">ocsh</text:span></text:a><text:span text:style-name="T12">, to be reimplemented. iocsh is a simple shell that runs inside EPICS </text:span><text:span text:style-name="T13">IOCs</text:span><text:span text:style-name="T12">. The responsibilities of this shell are to parse commands given to it, find </text:span><text:span text:style-name="T13">the parsed commands in a global registry of available commands, and execute them. This also involves parsing the arguments to give to the commands. It has only 1.5</text:span><text:span text:style-name="T14"> </text:span><text:span text:style-name="T13">kloc and </text:span><text:span text:style-name="T14">sizable</text:span><text:span text:style-name="T13"> chunks of </text:span><text:span text:style-name="T14">them</text:span><text:span text:style-name="T13"> can be replaced by Rust's standard library functions.</text:span></text:p>
      <text:p text:style-name="P14"><text:span text:style-name="T13"/></text:p>
      <text:h text:style-name="P30" text:outline-level="5"/>
      <text:h text:style-name="P32" text:outline-level="5">C/C++ to Rust transpilation attempts</text:h>
      <text:p text:style-name="P8"/>
      <text:p text:style-name="P17"><text:span text:style-name="T19">In order to try to speed up the development, before I started writing any code, I attempted (unsuccessfully) to use a couple of existing C/C++ to Rust transpilers: </text:span><text:a xlink:type="simple" xlink:href="https://github.com/NishanthSpShetty/crust" text:style-name="Internet_20_link" text:visited-style-name="Visited_20_Internet_20_Link"><text:span text:style-name="T19">CRUST</text:span></text:a><text:span text:style-name="T19"> and </text:span><text:a xlink:type="simple" xlink:href="https://c2rust.com/" text:style-name="Internet_20_link" text:visited-style-name="Visited_20_Internet_20_Link"><text:span text:style-name="T19">C2Rust</text:span></text:a><text:span text:style-name="T19">. </text:span></text:p>
      <text:list xml:id="list1543727073" text:style-name="L1">
        <text:list-item>
          <text:p text:style-name="P18"><text:span text:style-name="T24">CRUST</text:span><text:span text:style-name="T20"> was simpler to install and compile, but the program execution "crashed" (panicked, in Rust's parlance) with an "Index out of bounds" error when I tried to use it. </text:span></text:p>
        </text:list-item>
        <text:list-item>
          <text:p text:style-name="P18"><text:span text:style-name="T24">C2Rust</text:span><text:span text:style-name="T20"> is a much more complex and interesting project: it leverages LLVM (and therefore, clang) to apparently do analysis and parsing of the original code. It also uses a tool, called BEAR (Build EAR), that has to be used during a normal compilation of the original EPICS code in order to generate some metadata about the build process itself. Then, C2Rust can use the output of the BEAR program to aid in the transpilation. C2Rust itself took 9 minutes to compile. However, it </text:span><text:span text:style-name="T16">also</text:span><text:span text:style-name="T20"> panicked when I used it, so it is also not ready for prime-time. In this case, it might have been due to EPICS relying on a lot of GCC-dependant code, which might not have made LLVM happy.</text:span></text:p>
        </text:list-item>
      </text:list>
      <text:p text:style-name="P19"><text:span text:style-name="T20">I</text:span><text:span text:style-name="T18">n the end, I believe that C/C++ and Rust are too different to </text:span><text:span text:style-name="T21">have a functioning, general transpiler between them.</text:span></text:p>
      <text:p text:style-name="P19"><text:span text:style-name="T21"/></text:p>
      <text:h text:style-name="P31" text:outline-level="5">Current development</text:h>
      <text:p text:style-name="P10"/>
      <text:p text:style-name="P14"><text:span text:style-name="T13">So far I have spent a lot of time trying different approaches to how to reimplement the shell in a way that preserves functionality and is fully interoperable with C. This has been much more difficult than I had anticipated. For example, the registry that iocsh maintains is implemented as a program-global hash table </text:span><text:span text:style-name="T15">and</text:span><text:span text:style-name="T18"> </text:span><text:span text:style-name="T20">a </text:span><text:span text:style-name="T18">linked list of structures that describe the available commands, which is not protected by a lock (presumably because the registry is only populated during IOC startup, which is single threaded). Rust </text:span><text:span text:style-name="T17">does</text:span><text:span text:style-name="T23"> </text:span><text:span text:style-name="T17">not</text:span><text:span text:style-name="T18"> like global </text:span><text:span text:style-name="T21">data</text:span><text:span text:style-name="T18"> like that, </text:span><text:span text:style-name="T15">at all</text:span><text:span text:style-name="T18">, so I had to fight the compiler for a while until I came up with a working solution. The next difficulty that I am facing is the integration between Rust and C code. I still have to find a way to link</text:span><text:span text:style-name="T20"> (in the linker sense)</text:span><text:span text:style-name="T18"> both Rust-generated and gcc-generated object files together. I believe these problems show the perils of choosing a fairly recent language for this task</text:span><text:span text:style-name="T22">. However, there's a </text:span><text:a xlink:type="simple" xlink:href="https://users.rust-lang.org/" text:style-name="Internet_20_link" text:visited-style-name="Visited_20_Internet_20_Link"><text:span text:style-name="T22">Rust users</text:span></text:a><text:span text:style-name="T22"> forum that seems to be very active. </text:span><text:a xlink:type="simple" xlink:href="https://users.rust-lang.org/t/ownership-issue-with-a-static-hashmap" text:style-name="Internet_20_link" text:visited-style-name="Visited_20_Internet_20_Link"><text:span text:style-name="T22">I used it</text:span></text:a><text:span text:style-name="T22"> to get some help with the problems I was having.</text:span></text:p>
      <text:p text:style-name="P15"><text:span text:style-name="T19">With that said, I believe once I overcome these two hurdles, the translation process is going to be straightforward. I think that having to shoehorn C-isms into Rust </text:span><text:span text:style-name="T20">(to keep binary compatibility) </text:span><text:span text:style-name="T19">is the difficult part, but once the interface between the two is resolved, Rust seems very pleasant to write in. The standard library is rich and there's a growing ecosystem of useful third-party libraries.</text:span><text:span text:style-name="T20"> I am fairly optimistic about being able to deliver the project.</text:span></text:p>
      <text:p text:style-name="P21"><text:span text:style-name="T20">I</text:span><text:span text:style-name="T19">t is worth noting that this project already allowed me to find a bug in EPICS itself (that leads to a SEGFAULT, no less), which I filed on EPICS' </text:span><text:a xlink:type="simple" xlink:href="https://bugs.launchpad.net/epics-base/+bug/1824732" text:style-name="Internet_20_link" text:visited-style-name="Visited_20_Internet_20_Link"><text:span text:style-name="T19">Issue Tracker</text:span></text:a><text:span text:style-name="T19"> (this bug would have been prevented by Rust, and would have been counted in my midterm paper).</text:span></text:p>
      <text:h text:style-name="P25" text:outline-level="3"/>
      <text:h text:style-name="P27" text:outline-level="3">Demonstration</text:h>
      <text:p text:style-name="P10"/>
      <text:p text:style-name="P16"><text:span text:style-name="T20">I</text:span><text:span text:style-name="T19">n order to show that the project works, my plan is to design a simple IOC (that would be representative of a real-world IOC) and show that both the unmodified and modified versions of EPICS perform the </text:span><text:span text:style-name="T22">very </text:span><text:span text:style-name="T19">same way, with the exact same functionality. This would clearly demonstrate the feasibility of using Rust to gradually replace existing C/C++ code.</text:span></text:p>
      <text:h text:style-name="P26" text:outline-level="3">Code availability</text:h>
      <text:p text:style-name="P11"/>
      <text:p text:style-name="P4">The resulting work (code and report) will be made available on GitHub.</text:p>
      <text:p text:style-name="P7"/>
      <text:h text:style-name="P28" text:outline-level="3">Why is this work relevant</text:h>
      <text:p text:style-name="P7"/>
      <text:p text:style-name="P7">This work is relevant, in my opinion, because Rust appears to be rising in popularity as a viable C and C++ replacement for systems programs. I am interested in this work because I mostly work with low-level systems and I am always looking for ways of making my programs better.</text:p>
      <text:p text:style-name="P5"/>
      <text:p text:style-name="P6"/>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DejaVu Serif Condensed" svg:font-family="'DejaVu Serif Condensed'" style:font-adornments="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DejaVu Serif Condensed" fo:font-family="'DejaVu Serif Condensed'" style:font-style-name="Condensed" style:font-family-generic="roman" style:font-pitch="variable" fo:font-size="11pt" fo:font-weight="normal"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20:38:53.588505416</meta:creation-date>
    <meta:generator>LibreOffice/6.0.7.3$Linux_X86_64 LibreOffice_project/00m0$Build-3</meta:generator>
    <dc:date>2019-04-16T22:08:02.072743851</dc:date>
    <meta:editing-duration>PT38M4S</meta:editing-duration>
    <meta:editing-cycles>19</meta:editing-cycles>
    <meta:document-statistic meta:table-count="0" meta:image-count="0" meta:object-count="0" meta:page-count="3" meta:paragraph-count="25" meta:word-count="988" meta:character-count="5761" meta:non-whitespace-character-count="4797"/>
    <meta:user-defined meta:name="ZOTERO_PREF_1">&lt;data data-version="3" zotero-version="5.0.60"&gt;&lt;session id="bd8v7HvP"/&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